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164d79"/>
    </style:style>
    <style:style style:name="P2" style:family="paragraph" style:parent-style-name="Standard">
      <style:text-properties officeooo:paragraph-rsid="0016baa7"/>
    </style:style>
    <style:style style:name="P3" style:family="paragraph" style:parent-style-name="Standard">
      <style:text-properties officeooo:paragraph-rsid="00179982"/>
    </style:style>
    <style:style style:name="P4" style:family="paragraph" style:parent-style-name="Standard">
      <style:text-properties officeooo:paragraph-rsid="0018a262"/>
    </style:style>
    <style:style style:name="P5" style:family="paragraph" style:parent-style-name="Standard">
      <style:text-properties officeooo:paragraph-rsid="001a7e80"/>
    </style:style>
    <style:style style:name="P6" style:family="paragraph" style:parent-style-name="Standard">
      <style:text-properties officeooo:paragraph-rsid="001c20e0"/>
    </style:style>
    <style:style style:name="P7" style:family="paragraph" style:parent-style-name="Standard">
      <style:text-properties officeooo:paragraph-rsid="001ca1b1"/>
    </style:style>
    <style:style style:name="P8" style:family="paragraph" style:parent-style-name="Standard">
      <style:text-properties officeooo:paragraph-rsid="001e3080"/>
    </style:style>
    <style:style style:name="P9" style:family="paragraph">
      <style:paragraph-properties fo:text-align="center"/>
    </style:style>
    <style:style style:name="T1" style:family="text">
      <style:text-properties officeooo:rsid="00164d79"/>
    </style:style>
    <style:style style:name="T2" style:family="text">
      <style:text-properties officeooo:rsid="0016baa7"/>
    </style:style>
    <style:style style:name="T3" style:family="text">
      <style:text-properties officeooo:rsid="00179982"/>
    </style:style>
    <style:style style:name="T4" style:family="text">
      <style:text-properties officeooo:rsid="0018a262"/>
    </style:style>
    <style:style style:name="T5" style:family="text">
      <style:text-properties officeooo:rsid="001a7e80"/>
    </style:style>
    <style:style style:name="T6" style:family="text">
      <style:text-properties officeooo:rsid="001c20e0"/>
    </style:style>
    <style:style style:name="T7" style:family="text">
      <style:text-properties officeooo:rsid="001ca1b1"/>
    </style:style>
    <style:style style:name="T8" style:family="text">
      <style:text-properties officeooo:rsid="001e3080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so tres charlas dos salas</text:span></text:p>
      <text:p text:style-name="P4"><text:span text:style-name="T4">Una recorrida que nos sirve es esta</text:span></text:p>
      <text:p text:style-name="P1"><draw:line text:anchor-type="paragraph" draw:z-index="0" draw:style-name="gr1" draw:text-style-name="P9" svg:x1="0.995cm" svg:y1="0.422cm" svg:x2="0.995cm" svg:y2="1.023cm"><text:p/></draw:line><draw:line text:anchor-type="paragraph" draw:z-index="1" draw:style-name="gr1" draw:text-style-name="P9" svg:x1="1.139cm" svg:y1="0.469cm" svg:x2="2.102cm" svg:y2="1.07cm"><text:p/></draw:line><text:span text:style-name="T1">&lt;-1,-1,-1&gt;</text:span></text:p>
      <text:p text:style-name="P1"><text:span text:style-name="T1"/></text:p>
      <text:p text:style-name="P1"><draw:line text:anchor-type="paragraph" draw:z-index="3" draw:style-name="gr1" draw:text-style-name="P9" svg:x1="1.115cm" svg:y1="0.459cm" svg:x2="1.933cm" svg:y2="1.156cm"><text:p/></draw:line><draw:line text:anchor-type="paragraph" draw:z-index="4" draw:style-name="gr1" draw:text-style-name="P9" svg:x1="2.847cm" svg:y1="0.434cm" svg:x2="3.376cm" svg:y2="1.252cm"><text:p/></draw:line><draw:line text:anchor-type="paragraph" draw:z-index="5" draw:style-name="gr1" draw:text-style-name="P9" svg:x1="3.089cm" svg:y1="0.434cm" svg:x2="5.036cm" svg:y2="1.035cm"><text:p/></draw:line><text:span text:style-name="T1">&lt;0,-1,-1&gt; <text:s/>&lt;1,-1,-1&gt;</text:span></text:p>
      <text:p text:style-name="P1"><draw:line text:anchor-type="paragraph" draw:z-index="2" draw:style-name="gr1" draw:text-style-name="P9" svg:x1="0.947cm" svg:y1="0.044cm" svg:x2="0.875cm" svg:y2="0.548cm"><text:p/></draw:line><text:span text:style-name="T1"/></text:p>
      <text:p text:style-name="P3"><draw:line text:anchor-type="paragraph" draw:z-index="6" draw:style-name="gr1" draw:text-style-name="P9" svg:x1="0.9cm" svg:y1="0.423cm" svg:x2="0.803cm" svg:y2="1.024cm"><text:p/></draw:line><draw:line text:anchor-type="paragraph" draw:z-index="7" draw:style-name="gr1" draw:text-style-name="P9" svg:x1="1.067cm" svg:y1="0.471cm" svg:x2="1.668cm" svg:y2="1.265cm"><text:p/></draw:line><draw:line text:anchor-type="paragraph" draw:z-index="8" draw:style-name="gr1" draw:text-style-name="P9" svg:x1="2.367cm" svg:y1="0.471cm" svg:x2="3.016cm" svg:y2="1.145cm"><text:p/></draw:line><draw:line text:anchor-type="paragraph" draw:z-index="9" draw:style-name="gr1" draw:text-style-name="P9" svg:x1="2.702cm" svg:y1="0.471cm" svg:x2="4.314cm" svg:y2="1.072cm"><text:p/></draw:line><draw:line text:anchor-type="paragraph" draw:z-index="10" draw:style-name="gr1" draw:text-style-name="P9" svg:x1="4.195cm" svg:y1="0.471cm" svg:x2="5.613cm" svg:y2="1.12cm"><text:p/></draw:line><draw:line text:anchor-type="paragraph" draw:z-index="11" draw:style-name="gr1" draw:text-style-name="P9" svg:x1="4.387cm" svg:y1="0.351cm" svg:x2="6.888cm" svg:y2="1cm"><text:p/></draw:line><text:span text:style-name="T2">&lt;</text:span><text:span text:style-name="T1">0,</text:span><text:span text:style-name="T2">0</text:span><text:span text:style-name="T1">,-1</text:span><text:span text:style-name="T2">&gt; &lt;</text:span><text:span text:style-name="T1">0,</text:span><text:span text:style-name="T2">1</text:span><text:span text:style-name="T1">,-1</text:span><text:span text:style-name="T2">&gt; &lt;</text:span><text:span text:style-name="T1">1,</text:span><text:span text:style-name="T2">0</text:span><text:span text:style-name="T1">,-1</text:span><text:span text:style-name="T2">&gt; &lt;</text:span><text:span text:style-name="T1">1,</text:span><text:span text:style-name="T2">1</text:span><text:span text:style-name="T1">,-1</text:span><text:span text:style-name="T2">&gt; </text:span></text:p>
      <text:p text:style-name="P2"><draw:polyline text:anchor-type="paragraph" draw:z-index="12" draw:style-name="gr1" draw:text-style-name="P9" svg:width="0cm" svg:height="0cm" svg:x="6.936cm" svg:y="0.369cm" svg:viewBox="0 0 0 0" draw:points="0,0 0,0"><text:p/></draw:polyline><text:span text:style-name="T2"/></text:p>
      <text:p text:style-name="P3"><text:span text:style-name="T2">&lt;</text:span><text:span text:style-name="T1">0,</text:span><text:span text:style-name="T2">0</text:span><text:span text:style-name="T1">,</text:span><text:span text:style-name="T2">0&gt;&lt;</text:span><text:span text:style-name="T1">0,</text:span><text:span text:style-name="T2">0</text:span><text:span text:style-name="T1">,</text:span><text:span text:style-name="T2">1&gt;&lt;</text:span><text:span text:style-name="T1">0,</text:span><text:span text:style-name="T2">1</text:span><text:span text:style-name="T1">,</text:span><text:span text:style-name="T2">0&gt;&lt;</text:span><text:span text:style-name="T1">0,</text:span><text:span text:style-name="T2">1</text:span><text:span text:style-name="T1">,</text:span><text:span text:style-name="T2">1&gt;&lt;</text:span><text:span text:style-name="T1">1,</text:span><text:span text:style-name="T2">0</text:span><text:span text:style-name="T1">,</text:span><text:span text:style-name="T2">0&gt;&lt;</text:span><text:span text:style-name="T1">1,</text:span><text:span text:style-name="T2">0</text:span><text:span text:style-name="T1">,</text:span><text:span text:style-name="T2">1&gt; </text:span><text:span text:style-name="T3">&lt;</text:span><text:span text:style-name="T1">1,</text:span><text:span text:style-name="T2">1</text:span><text:span text:style-name="T1">,</text:span><text:span text:style-name="T3">0&gt;&lt;</text:span><text:span text:style-name="T1">1,</text:span><text:span text:style-name="T2">1</text:span><text:span text:style-name="T1">,</text:span><text:span text:style-name="T3">1&gt;</text:span></text:p>
      <text:p text:style-name="P3"><text:span text:style-name="T3"/></text:p>
      <text:p text:style-name="P4"><text:span text:style-name="T4">Pero dadas las restricciones de que una sala cualquiera puede estar o no <text:s/>debemos hacer recorridas anulando salas.</text:span></text:p>
      <text:p text:style-name="P4"><text:span text:style-name="T4"/></text:p>
      <text:p text:style-name="P4"><text:span text:style-name="T4">Por ejemplo un recorrido que no considere la primera sala</text:span></text:p>
      <text:p text:style-name="P2"><text:span text:style-name="T2"/></text:p>
      <text:p text:style-name="P4"><draw:line text:anchor-type="paragraph" draw:z-index="13" draw:style-name="gr1" draw:text-style-name="P9" svg:x1="0.995cm" svg:y1="0.422cm" svg:x2="0.995cm" svg:y2="1.023cm"><text:p/></draw:line><draw:line text:anchor-type="paragraph" draw:z-index="14" draw:style-name="gr1" draw:text-style-name="P9" svg:x1="1.139cm" svg:y1="0.469cm" svg:x2="2.102cm" svg:y2="1.07cm"><text:p/></draw:line><text:span text:style-name="T1">&lt;-1,-1,-1&gt;</text:span></text:p>
      <text:p text:style-name="P4"><text:span text:style-name="T1"/></text:p>
      <text:p text:style-name="P4"><draw:line text:anchor-type="paragraph" draw:z-index="16" draw:style-name="gr1" draw:text-style-name="P9" svg:x1="1.115cm" svg:y1="0.459cm" svg:x2="1.933cm" svg:y2="1.156cm"><text:p/></draw:line><draw:line text:anchor-type="paragraph" draw:z-index="17" draw:style-name="gr1" draw:text-style-name="P9" svg:x1="2.847cm" svg:y1="0.434cm" svg:x2="3.376cm" svg:y2="1.252cm"><text:p/></draw:line><draw:line text:anchor-type="paragraph" draw:z-index="18" draw:style-name="gr1" draw:text-style-name="P9" svg:x1="3.089cm" svg:y1="0.434cm" svg:x2="5.036cm" svg:y2="1.035cm"><text:p/></draw:line><text:span text:style-name="T1">&lt;</text:span><text:span text:style-name="T4">-1</text:span><text:span text:style-name="T1">,</text:span><text:span text:style-name="T4">0</text:span><text:span text:style-name="T1">,-1&gt; <text:s/>&lt;</text:span><text:span text:style-name="T4">-</text:span><text:span text:style-name="T1">1,1,-1&gt;</text:span></text:p>
      <text:p text:style-name="P4"><draw:line text:anchor-type="paragraph" draw:z-index="15" draw:style-name="gr1" draw:text-style-name="P9" svg:x1="0.947cm" svg:y1="0.044cm" svg:x2="0.875cm" svg:y2="0.548cm"><text:p/></draw:line><text:span text:style-name="T1"/></text:p>
      <text:p text:style-name="P4"><text:span text:style-name="T2">&lt;</text:span><text:span text:style-name="T4">-1</text:span><text:span text:style-name="T1">,</text:span><text:span text:style-name="T2">0</text:span><text:span text:style-name="T1">,</text:span><text:span text:style-name="T4">0</text:span><text:span text:style-name="T2">&gt; &lt;</text:span><text:span text:style-name="T4">-1</text:span><text:span text:style-name="T1">,</text:span><text:span text:style-name="T2">1</text:span><text:span text:style-name="T1">,</text:span><text:span text:style-name="T4">1</text:span><text:span text:style-name="T2">&gt; &lt;</text:span><text:span text:style-name="T4">-1</text:span><text:span text:style-name="T1">,</text:span><text:span text:style-name="T2">0</text:span><text:span text:style-name="T1">,</text:span><text:span text:style-name="T4">0</text:span><text:span text:style-name="T2">&gt; &lt;</text:span><text:span text:style-name="T4">-1</text:span><text:span text:style-name="T1">,</text:span><text:span text:style-name="T2">1</text:span><text:span text:style-name="T1">,</text:span><text:span text:style-name="T4">1</text:span><text:span text:style-name="T2">&gt; </text:span></text:p>
      <text:p text:style-name="P4"><draw:polyline text:anchor-type="paragraph" draw:z-index="19" draw:style-name="gr1" draw:text-style-name="P9" svg:width="0cm" svg:height="0cm" svg:x="6.936cm" svg:y="0.369cm" svg:viewBox="0 0 0 0" draw:points="0,0 0,0"><text:p/></draw:polyline><text:span text:style-name="T2"/></text:p>
      <text:p text:style-name="P5"><text:span text:style-name="T5">Estas soluciones no son contempladas en la primera recorrida, por lo que para llegar a estas hay que meter una recorrida imponiendo que la primera charla no sea considerada.</text:span></text:p>
      <text:p text:style-name="P5"><text:span text:style-name="T5"/></text:p>
      <text:p text:style-name="P5"><text:span text:style-name="T5">También puede ser de interés considerar las combinaciones de la primera y tercera charla y ver que soluciones salen sin tener en cuenta a la segunda.</text:span></text:p>
      <text:p text:style-name="P5"><text:span text:style-name="T5"/></text:p>
      <text:p text:style-name="P5"><draw:line text:anchor-type="paragraph" draw:z-index="20" draw:style-name="gr1" draw:text-style-name="P9" svg:x1="0.995cm" svg:y1="0.422cm" svg:x2="0.995cm" svg:y2="1.023cm"><text:p/></draw:line><draw:line text:anchor-type="paragraph" draw:z-index="21" draw:style-name="gr1" draw:text-style-name="P9" svg:x1="1.139cm" svg:y1="0.469cm" svg:x2="2.102cm" svg:y2="1.07cm"><text:p/></draw:line><text:span text:style-name="T1">&lt;-1,-1,-1&gt;</text:span></text:p>
      <text:p text:style-name="P5"><text:span text:style-name="T1"/></text:p>
      <text:p text:style-name="P6"><draw:line text:anchor-type="paragraph" draw:z-index="23" draw:style-name="gr1" draw:text-style-name="P9" svg:x1="1.115cm" svg:y1="0.459cm" svg:x2="1.933cm" svg:y2="1.156cm"><text:p/></draw:line><draw:line text:anchor-type="paragraph" draw:z-index="24" draw:style-name="gr1" draw:text-style-name="P9" svg:x1="2.847cm" svg:y1="0.434cm" svg:x2="3.376cm" svg:y2="1.252cm"><text:p/></draw:line><draw:line text:anchor-type="paragraph" draw:z-index="25" draw:style-name="gr1" draw:text-style-name="P9" svg:x1="3.089cm" svg:y1="0.434cm" svg:x2="5.036cm" svg:y2="1.035cm"><text:p/></draw:line><text:span text:style-name="T1">&lt;</text:span><text:span text:style-name="T6">0</text:span><text:span text:style-name="T1">,-1,-1&gt; <text:s/>&lt;1,-1,-1&gt;</text:span></text:p>
      <text:p text:style-name="P5"><draw:line text:anchor-type="paragraph" draw:z-index="22" draw:style-name="gr1" draw:text-style-name="P9" svg:x1="0.947cm" svg:y1="0.044cm" svg:x2="0.875cm" svg:y2="0.548cm"><text:p/></draw:line><text:span text:style-name="T1"/></text:p>
      <text:p text:style-name="P7"><text:span text:style-name="T2">&lt;</text:span><text:span text:style-name="T7">0</text:span><text:span text:style-name="T1">,-1,</text:span><text:span text:style-name="T4">0</text:span><text:span text:style-name="T2">&gt; &lt;</text:span><text:span text:style-name="T7">0</text:span><text:span text:style-name="T1">,-1,</text:span><text:span text:style-name="T4">1</text:span><text:span text:style-name="T2">&gt; &lt;</text:span><text:span text:style-name="T7">1</text:span><text:span text:style-name="T1">,-1,</text:span><text:span text:style-name="T4">0</text:span><text:span text:style-name="T2">&gt; &lt;</text:span><text:span text:style-name="T4">1</text:span><text:span text:style-name="T1">,-1,</text:span><text:span text:style-name="T4">1</text:span><text:span text:style-name="T2">&gt; </text:span></text:p>
      <text:p text:style-name="P7"><text:span text:style-name="T2"/></text:p>
      <text:p text:style-name="P8"><text:span text:style-name="T8">El recorrido debería considerar estas soluciones también.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7:47:06</meta:creation-date>
    <dc:date>2015-11-09T07:57:51</dc:date>
    <meta:editing-duration>PT8M44S</meta:editing-duration>
    <meta:editing-cycles>8</meta:editing-cycles>
    <meta:generator>LibreOffice/3.6$Linux_x86 LibreOffice_project/360m1$Build-2</meta:generator>
    <meta:document-statistic meta:table-count="0" meta:image-count="0" meta:object-count="0" meta:page-count="1" meta:paragraph-count="17" meta:word-count="125" meta:character-count="867" meta:non-whitespace-character-count="752"/>
  </office:meta>
</office:document-meta>
</file>